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x-locale-body, sans-serif"/>
    <style:font-face style:name="Lohit Devanagari1" svg:font-family="'Lohit Devanagari'"/>
    <style:font-face style:name="consolas" svg:font-family="consolas, 'Liberation Mono', courier, monospace"/>
    <style:font-face style:name="inherit" svg:font-family="inherit"/>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09067"/>
    </style:style>
    <style:style style:name="P2" style:family="paragraph" style:parent-style-name="Standard">
      <style:paragraph-properties fo:text-align="start" style:justify-single-word="false"/>
      <style:text-properties fo:color="#000000" style:font-name="Liberation Serif" fo:font-size="14pt" officeooo:paragraph-rsid="00109067" style:font-size-asian="14pt" style:font-size-complex="14pt"/>
    </style:style>
    <style:style style:name="P3" style:family="paragraph" style:parent-style-name="Standard">
      <style:paragraph-properties fo:text-align="start" style:justify-single-word="false"/>
      <style:text-properties fo:color="#000000" style:font-name="Liberation Serif" fo:font-size="14pt" officeooo:paragraph-rsid="001e9917" style:font-size-asian="14pt" style:font-size-complex="14pt"/>
    </style:style>
    <style:style style:name="P4" style:family="paragraph" style:parent-style-name="Standard">
      <style:paragraph-properties fo:text-align="start" style:justify-single-word="false"/>
      <style:text-properties fo:color="#000000" style:font-name="Liberation Serif" fo:font-size="14pt" fo:font-weight="normal" officeooo:paragraph-rsid="00109067"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color="#000000" style:font-name="Liberation Serif" fo:font-size="14pt" fo:font-weight="normal" officeooo:rsid="001e9917" officeooo:paragraph-rsid="001e9917" style:font-size-asian="14pt" style:font-weight-asian="normal" style:font-size-complex="14pt" style:font-weight-complex="normal"/>
    </style:style>
    <style:style style:name="P6" style:family="paragraph" style:parent-style-name="Preformatted_20_Text">
      <style:paragraph-properties fo:text-align="start" style:justify-single-word="false"/>
      <style:text-properties fo:color="#000000" style:font-name="Liberation Serif" fo:font-size="14pt" fo:font-weight="normal" officeooo:paragraph-rsid="00109067"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color="#000000" style:font-name="Liberation Serif" fo:font-size="14pt" fo:font-weight="bold" officeooo:rsid="0018afd9" officeooo:paragraph-rsid="00109067" style:font-size-asian="14pt" style:font-weight-asian="bold" style:font-size-complex="14pt" style:font-weight-complex="bold"/>
    </style:style>
    <style:style style:name="P8" style:family="paragraph" style:parent-style-name="Standard">
      <style:paragraph-properties fo:text-align="start" style:justify-single-word="false"/>
      <style:text-properties fo:color="#000000" style:font-name="Liberation Serif" fo:font-size="14pt" fo:font-weight="bold" officeooo:rsid="0018afd9" officeooo:paragraph-rsid="001e1ede" style:font-size-asian="14pt" style:font-weight-asian="bold" style:font-size-complex="14pt" style:font-weight-complex="bold"/>
    </style:style>
    <style:style style:name="P9" style:family="paragraph" style:parent-style-name="Standard">
      <style:paragraph-properties fo:text-align="start" style:justify-single-word="false"/>
      <style:text-properties fo:color="#000000" style:font-name="Liberation Serif" fo:font-size="14pt" fo:font-weight="bold" officeooo:rsid="0018afd9" officeooo:paragraph-rsid="001e9917" style:font-size-asian="14pt" style:font-weight-asian="bold" style:font-size-complex="14pt" style:font-weight-complex="bold"/>
    </style:style>
    <style:style style:name="P10" style:family="paragraph" style:parent-style-name="Standard">
      <style:paragraph-properties fo:text-align="start" style:justify-single-word="false"/>
      <style:text-properties fo:color="#000000" style:font-name="Liberation Serif" fo:font-size="14pt" fo:font-weight="bold" officeooo:rsid="001e9917" officeooo:paragraph-rsid="001e9917" style:font-size-asian="14pt" style:font-weight-asian="bold" style:font-size-complex="14pt" style:font-weight-complex="bold"/>
    </style:style>
    <style:style style:name="P11" style:family="paragraph" style:parent-style-name="Standard">
      <style:paragraph-properties fo:text-align="start" style:justify-single-word="false"/>
      <style:text-properties fo:color="#000000" style:font-name="Liberation Serif" fo:font-size="14pt" fo:font-weight="bold" officeooo:rsid="001ec5e8" officeooo:paragraph-rsid="00109067" style:font-size-asian="14pt" style:font-weight-asian="bold" style:font-size-complex="14pt" style:font-weight-complex="bold"/>
    </style:style>
    <style:style style:name="P12" style:family="paragraph" style:parent-style-name="Standard">
      <style:paragraph-properties fo:text-align="start" style:justify-single-word="false"/>
      <style:text-properties fo:color="#000000" style:font-name="Liberation Serif" fo:font-size="14pt" fo:font-weight="normal" officeooo:rsid="001e1ede" officeooo:paragraph-rsid="00109067"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color="#000000" style:font-name="Liberation Serif" fo:font-size="14pt" fo:font-weight="normal" officeooo:rsid="001e1ede" officeooo:paragraph-rsid="001e9917"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color="#000000" style:font-name="Liberation Serif" fo:font-size="14pt" fo:font-weight="normal" officeooo:rsid="0018afd9" officeooo:paragraph-rsid="001e1ede"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color="#000000" style:font-name="Liberation Serif" fo:font-size="14pt" fo:font-weight="normal" officeooo:rsid="0018afd9" officeooo:paragraph-rsid="001e9917"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color="#000000" style:font-name="Liberation Serif" fo:font-size="14pt" fo:font-weight="normal" officeooo:rsid="0018afd9" officeooo:paragraph-rsid="00109067"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color="#000000" style:font-name="Liberation Serif" fo:font-size="14pt" fo:font-weight="normal" officeooo:rsid="001e9917" officeooo:paragraph-rsid="001e9917"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color="#000000" style:font-name="Liberation Serif" fo:font-size="14pt" officeooo:paragraph-rsid="00109067" style:font-size-asian="14pt" style:font-size-complex="14pt"/>
    </style:style>
    <style:style style:name="P19"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18afd9" officeooo:paragraph-rsid="00109067" style:font-size-asian="14pt" style:font-weight-asian="normal" style:font-size-complex="14pt" style:font-weight-complex="normal"/>
    </style:style>
    <style:style style:name="P20" style:family="paragraph" style:parent-style-name="Text_20_body" style:list-style-name="L1">
      <style:paragraph-properties fo:text-align="start" style:justify-single-word="false"/>
      <style:text-properties fo:color="#000000" officeooo:paragraph-rsid="00109067"/>
    </style:style>
    <style:style style:name="P21" style:family="paragraph" style:parent-style-name="Text_20_body" style:list-style-name="L1">
      <style:paragraph-properties fo:margin-top="0cm" fo:margin-bottom="0cm" loext:contextual-spacing="false" fo:orphans="2" fo:widows="2" fo:padding="0cm" fo:border="none"/>
    </style:style>
    <style:style style:name="P22" style:family="paragraph" style:parent-style-name="Text_20_body" style:list-style-name="L1">
      <style:paragraph-properties fo:margin-top="0cm" fo:margin-bottom="0cm" loext:contextual-spacing="false" fo:orphans="2" fo:widows="2" fo:padding="0cm" fo:border="none"/>
      <style:text-properties fo:font-variant="normal" fo:text-transform="none" fo:color="#000000" style:font-name="Liberation Serif" fo:font-size="14pt" fo:letter-spacing="normal" fo:font-style="normal" fo:font-weight="normal" style:font-size-asian="14pt" style:font-size-complex="14pt"/>
    </style:style>
    <style:style style:name="T1" style:family="text">
      <style:text-properties fo:font-variant="normal" fo:text-transform="none" fo:color="#333333" style:font-name="Liberation Serif" fo:font-size="14pt" fo:letter-spacing="normal" fo:font-style="normal" fo:font-weight="normal" officeooo:rsid="0018afd9" style:font-size-asian="14pt" style:font-weight-asian="bold" style:font-size-complex="14pt" style:font-weight-complex="bold"/>
    </style:style>
    <style:style style:name="T2" style:family="text">
      <style:text-properties fo:font-variant="normal" fo:text-transform="none" fo:color="#333333" style:font-name="Liberation Serif" fo:font-size="14pt" fo:letter-spacing="normal" fo:font-style="normal" fo:font-weight="normal" officeooo:rsid="0018afd9" style:font-size-asian="14pt" style:font-weight-asian="bold" style:font-size-complex="14pt" style:font-weight-complex="bold" loext:padding="0cm" loext:border="none"/>
    </style:style>
    <style:style style:name="T3" style:family="text">
      <style:text-properties fo:font-variant="normal" fo:text-transform="none" fo:color="#333333" style:font-name="Liberation Serif" fo:font-size="14pt" fo:letter-spacing="normal" fo:font-style="normal" fo:font-weight="normal" style:font-size-asian="14pt" style:font-size-complex="14pt"/>
    </style:style>
    <style:style style:name="T4" style:family="text">
      <style:text-properties fo:font-variant="normal" fo:text-transform="none" fo:color="#333333" style:font-name="Liberation Serif" fo:font-size="14pt" fo:letter-spacing="normal" fo:font-style="normal" fo:font-weight="normal" style:font-size-asian="14pt" style:font-size-complex="14pt" loext:padding="0cm" loext:border="none"/>
    </style:style>
    <style:style style:name="T5" style:family="text">
      <style:text-properties fo:font-variant="normal" fo:text-transform="none" fo:letter-spacing="normal" fo:language="es" fo:country="ES" fo:font-style="normal"/>
    </style:style>
    <style:style style:name="T6" style:family="text">
      <style:text-properties fo:font-variant="normal" fo:text-transform="none" fo:letter-spacing="normal" fo:language="es" fo:country="ES" fo:font-style="normal" officeooo:rsid="0018afd9"/>
    </style:style>
    <style:style style:name="T7" style:family="text">
      <style:text-properties fo:font-variant="normal" fo:text-transform="none" fo:letter-spacing="normal" fo:language="es" fo:country="ES" fo:font-style="normal" officeooo:rsid="001e1ede"/>
    </style:style>
    <style:style style:name="T8"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officeooo:rsid="0018afd9" style:text-blinking="false" style:font-size-asian="14pt" style:font-weight-asian="normal" style:font-size-complex="14pt" style:font-weight-complex="normal" loext:padding="0cm" loext:border="none"/>
    </style:style>
    <style:style style:name="T9"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style:text-blinking="false" style:font-size-asian="14pt" style:font-size-complex="14pt" loext:padding="0cm" loext:border="none"/>
    </style:style>
    <style:style style:name="T10" style:family="text">
      <style:text-properties fo:font-variant="normal" fo:text-transform="none" fo:color="#000000" style:font-name="Liberation Serif" fo:font-size="14pt" fo:letter-spacing="normal" fo:font-style="normal" fo:font-weight="normal" officeooo:rsid="0018afd9" style:font-size-asian="14pt" style:font-weight-asian="normal" style:font-size-complex="14pt" style:font-weight-complex="normal"/>
    </style:style>
    <style:style style:name="T11" style:family="text">
      <style:text-properties fo:font-variant="normal" fo:text-transform="none" fo:color="#000000" style:font-name="Liberation Serif" fo:font-size="14pt" fo:letter-spacing="normal" fo:font-style="normal" fo:font-weight="normal" officeooo:rsid="0018afd9" style:font-size-asian="14pt" style:font-weight-asian="normal" style:font-size-complex="14pt" style:font-weight-complex="normal" loext:padding="0cm" loext:border="none"/>
    </style:style>
    <style:style style:name="T12" style:family="text">
      <style:text-properties fo:font-variant="normal" fo:text-transform="none" fo:color="#000000" style:font-name="Liberation Serif" fo:font-size="14pt" fo:letter-spacing="normal" fo:font-style="normal" fo:font-weight="normal" style:font-size-asian="14pt" style:font-size-complex="14pt"/>
    </style:style>
    <style:style style:name="T13" style:family="text">
      <style:text-properties fo:font-variant="normal" fo:text-transform="none" fo:color="#000000" style:font-name="Liberation Serif" fo:font-size="14pt" fo:letter-spacing="normal" fo:font-style="normal" fo:font-weight="normal" style:font-size-asian="14pt" style:font-size-complex="14pt" loext:padding="0cm" loext:border="none"/>
    </style:style>
    <style:style style:name="T14" style:family="text">
      <style:text-properties fo:font-variant="normal" fo:text-transform="none" fo:color="#000000" style:font-name="Liberation Serif" fo:font-size="14pt" fo:letter-spacing="normal" fo:font-weight="normal" officeooo:rsid="0018afd9" style:font-size-asian="14pt" style:font-weight-asian="normal" style:font-size-complex="14pt" style:font-weight-complex="normal"/>
    </style:style>
    <style:style style:name="T15" style:family="text">
      <style:text-properties fo:font-variant="normal" fo:text-transform="none" style:text-line-through-style="none" style:text-line-through-type="none" style:font-name="Liberation Serif" fo:font-size="14pt" fo:letter-spacing="normal" fo:font-style="normal" style:text-underline-style="none" fo:font-weight="normal" officeooo:rsid="0018afd9" style:text-blinking="false" style:font-size-asian="14pt" style:font-weight-asian="bold" style:font-size-complex="14pt" style:font-weight-complex="bold" loext:padding="0cm" loext:border="none"/>
    </style:style>
    <style:style style:name="T16" style:family="text">
      <style:text-properties fo:font-variant="normal" fo:text-transform="none" style:text-line-through-style="none" style:text-line-through-type="none" style:font-name="Liberation Serif" fo:font-size="14pt" fo:letter-spacing="normal" fo:font-style="normal" style:text-underline-style="none" fo:font-weight="normal" style:text-blinking="false" style:font-size-asian="14pt" style:font-size-complex="14pt" loext:padding="0cm" loext:border="none"/>
    </style:style>
    <style:style style:name="T17" style:family="text">
      <style:text-properties fo:font-variant="normal" fo:text-transform="none" style:text-line-through-style="none" style:text-line-through-type="none" style:font-name="Liberation Serif" fo:font-size="14pt" fo:letter-spacing="normal" fo:font-style="normal" style:text-underline-style="none" fo:font-weight="normal" officeooo:rsid="0018afd9" style:text-blinking="false" style:font-size-asian="14pt" style:font-weight-asian="normal" style:font-size-complex="14pt" style:font-weight-complex="normal" loext:padding="0cm" loext:border="none"/>
    </style:style>
    <style:style style:name="T18" style:family="text">
      <style:text-properties fo:font-variant="normal" fo:text-transform="none" fo:color="#3d7e9a" style:text-line-through-style="none" style:text-line-through-type="none" style:font-name="Liberation Serif" fo:font-size="14pt" fo:letter-spacing="normal" fo:font-style="normal" style:text-underline-style="none" fo:font-weight="normal" officeooo:rsid="0018afd9" style:text-blinking="false" style:font-size-asian="14pt" style:font-weight-asian="bold" style:font-size-complex="14pt" style:font-weight-complex="bold" loext:padding="0cm" loext:border="none"/>
    </style:style>
    <style:style style:name="T19" style:family="text">
      <style:text-properties fo:font-variant="normal" fo:text-transform="none" fo:color="#3d7e9a" style:text-line-through-style="none" style:text-line-through-type="none" style:font-name="Liberation Serif" fo:font-size="14pt" fo:letter-spacing="normal" fo:font-style="normal" style:text-underline-style="none" fo:font-weight="normal" style:text-blinking="false" style:font-size-asian="14pt" style:font-size-complex="14pt" loext:padding="0cm" loext:border="none"/>
    </style:style>
    <style:style style:name="T20" style:family="text">
      <style:text-properties fo:font-variant="normal" fo:text-transform="none" style:font-name="Liberation Serif" fo:font-size="14pt" fo:letter-spacing="normal" fo:font-style="normal" fo:font-weight="normal" officeooo:rsid="0018afd9" style:font-size-asian="14pt" style:font-weight-asian="bold" style:font-size-complex="14pt" style:font-weight-complex="bold"/>
    </style:style>
    <style:style style:name="T21" style:family="text">
      <style:text-properties fo:font-variant="normal" fo:text-transform="none" style:font-name="Liberation Serif" fo:font-size="14pt" fo:letter-spacing="normal" fo:font-style="normal" fo:font-weight="normal" officeooo:rsid="0018afd9" style:font-size-asian="14pt" style:font-weight-asian="bold" style:font-size-complex="14pt" style:font-weight-complex="bold" loext:padding="0cm" loext:border="none"/>
    </style:style>
    <style:style style:name="T22" style:family="text">
      <style:text-properties fo:font-variant="normal" fo:text-transform="none" style:font-name="Liberation Serif" fo:font-size="14pt" fo:letter-spacing="normal" fo:font-style="normal" fo:font-weight="normal" style:font-size-asian="14pt" style:font-size-complex="14pt"/>
    </style:style>
    <style:style style:name="T23" style:family="text">
      <style:text-properties fo:font-variant="normal" fo:text-transform="none" style:font-name="Liberation Serif" fo:font-size="14pt" fo:letter-spacing="normal" fo:font-style="normal" fo:font-weight="normal" style:font-size-asian="14pt" style:font-size-complex="14pt" loext:padding="0cm" loext:border="none"/>
    </style:style>
    <style:style style:name="T24" style:family="text">
      <style:text-properties fo:font-variant="normal" fo:text-transform="none" style:font-name="Liberation Serif" fo:font-size="14pt" fo:letter-spacing="normal" fo:font-style="normal" fo:font-weight="normal" officeooo:rsid="0018afd9" style:font-size-asian="14pt" style:font-weight-asian="normal" style:font-size-complex="14pt" style:font-weight-complex="normal"/>
    </style:style>
    <style:style style:name="T25" style:family="text">
      <style:text-properties fo:font-variant="normal" fo:text-transform="none" style:font-name="Liberation Serif" fo:font-size="14pt" fo:letter-spacing="normal" fo:font-style="normal" fo:font-weight="normal" officeooo:rsid="0018afd9" style:font-size-asian="14pt" style:font-weight-asian="normal" style:font-size-complex="14pt" style:font-weight-complex="normal" loext:padding="0cm" loext:border="none"/>
    </style:style>
    <style:style style:name="T26" style:family="text">
      <style:text-properties fo:font-variant="normal" fo:text-transform="none" style:font-name="Liberation Serif" fo:font-size="14pt" fo:letter-spacing="normal" fo:font-weight="normal" officeooo:rsid="0018afd9" style:font-size-asian="14pt" style:font-weight-asian="normal" style:font-size-complex="14pt" style:font-weight-complex="normal"/>
    </style:style>
    <style:style style:name="T27" style:family="text">
      <style:text-properties fo:font-weight="normal" style:font-weight-asian="normal" style:font-weight-complex="normal"/>
    </style:style>
    <style:style style:name="T28" style:family="text">
      <style:text-properties fo:font-weight="normal" officeooo:rsid="0018afd9" style:font-weight-asian="normal" style:font-weight-complex="normal"/>
    </style:style>
    <style:style style:name="T29" style:family="text">
      <style:text-properties fo:font-weight="normal" officeooo:rsid="001e9917" style:font-weight-asian="normal" style:font-weight-complex="normal"/>
    </style:style>
    <style:style style:name="T30" style:family="text">
      <style:text-properties fo:font-weight="normal" officeooo:rsid="001ec5e8" style:font-weight-asian="normal" style:font-weight-complex="normal"/>
    </style:style>
    <style:style style:name="T31" style:family="text">
      <style:text-properties fo:color="#000000" style:font-name="Liberation Serif" fo:font-size="14pt" fo:font-weight="bold" officeooo:rsid="0018afd9" style:font-size-asian="14pt" style:font-weight-asian="bold" style:font-size-complex="14pt" style:font-weight-complex="bold"/>
    </style:style>
    <style:style style:name="T32" style:family="text">
      <style:text-properties fo:color="#000000" style:font-name="Liberation Serif" fo:font-size="14pt" fo:font-weight="normal" officeooo:rsid="0018afd9" style:font-size-asian="14pt" style:font-weight-asian="normal" style:font-size-complex="14pt" style:font-weight-complex="normal"/>
    </style:style>
    <style:style style:name="T33" style:family="text">
      <style:text-properties style:font-name="Liberation Serif" fo:font-size="14pt" fo:font-weight="bold" officeooo:rsid="0018afd9" style:font-size-asian="14pt" style:font-weight-asian="bold" style:font-size-complex="14pt" style:font-weight-complex="bold"/>
    </style:style>
    <style:style style:name="T34" style:family="text">
      <style:text-properties style:font-name="Liberation Serif" fo:font-size="14pt" fo:font-weight="normal" officeooo:rsid="0018afd9" style:font-size-asian="14pt" style:font-weight-asian="normal" style:font-size-complex="14pt" style:font-weight-complex="normal"/>
    </style:style>
    <style:style style:name="T35" style:family="text">
      <style:text-properties fo:font-weight="bold" style:font-weight-asian="bold" style:font-weight-complex="bold"/>
    </style:style>
    <style:style style:name="T36" style:family="text">
      <style:text-properties fo:font-weight="bold" officeooo:rsid="0018afd9" style:font-weight-asian="bold" style:font-weight-complex="bold"/>
    </style:style>
    <style:style style:name="T37" style:family="text">
      <style:text-properties fo:font-weight="bold" officeooo:rsid="001e9917" style:font-weight-asian="bold" style:font-weight-complex="bold"/>
    </style:style>
    <style:style style:name="T38" style:family="text">
      <style:text-properties officeooo:rsid="0018afd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Tanto los objetos javaScript como los Maps permiten almacenar </text:p>
      <text:p text:style-name="P7">pares clave/valor. Indica la diferencia entre ambos. </text:p>
      <text:p text:style-name="P7"><text:s/></text:p>
      <text:list xml:id="list1412314685" text:style-name="L1">
        <text:list-item>
          <text:p text:style-name="P20"><text:span text:style-name="T20">Las claves de un </text:span><text:span text:style-name="Source_20_Text"><text:span text:style-name="T21">Object</text:span></text:span><text:span text:style-name="T20"> son </text:span><text:a xlink:type="simple" xlink:href="https://developer.mozilla.org/es/docs/Web/JavaScript/Referencia/Objetos_globales/String" text:style-name="Internet_20_link" text:visited-style-name="Visited_20_Internet_20_Link"><text:span text:style-name="Source_20_Text"><text:span text:style-name="T15">Strings</text:span></text:span></text:a><text:span text:style-name="T20"> y </text:span><text:a xlink:type="simple" xlink:href="https://developer.mozilla.org/es/docs/Web/JavaScript/Referencia/Objetos_globales/Symbol" text:style-name="Internet_20_link" text:visited-style-name="Visited_20_Internet_20_Link"><text:span text:style-name="Source_20_Text"><text:span text:style-name="T15">Symbols</text:span></text:span></text:a><text:span text:style-name="T20">, mientras que para un </text:span><text:span text:style-name="Source_20_Text"><text:span text:style-name="T21">Map</text:span></text:span><text:span text:style-name="T20"> pueden ser de cualquier tipo, incluyendo funciones, objetos y cualquier otro tipo primitivo.</text:span></text:p>
        </text:list-item>
        <text:list-item>
          <text:p text:style-name="P21"><text:span text:style-name="T12">Puedes saber facilmente el tamaño de un </text:span><text:span text:style-name="Source_20_Text"><text:span text:style-name="T13">Map</text:span></text:span><text:span text:style-name="T12"> usando la propiedad </text:span><text:span text:style-name="Source_20_Text"><text:span text:style-name="T13">size</text:span></text:span><text:span text:style-name="T12">, mientras que le número de propiedades en un </text:span><text:span text:style-name="Source_20_Text"><text:span text:style-name="T13">Object</text:span></text:span><text:span text:style-name="T12"> tiene que ser deternminado manualmente.</text:span></text:p>
          <text:p text:style-name="P22"/>
        </text:list-item>
        <text:list-item>
          <text:p text:style-name="P21"><text:span text:style-name="T12">Un </text:span><text:span text:style-name="Source_20_Text"><text:span text:style-name="T13">Map</text:span></text:span><text:span text:style-name="T12"> es un </text:span><text:a xlink:type="simple" xlink:href="https://developer.mozilla.org/es/docs/Web/JavaScript/Referencia/Iteration_protocols" text:style-name="Internet_20_link" text:visited-style-name="Visited_20_Internet_20_Link"><text:span text:style-name="T9">iterable</text:span></text:a><text:span text:style-name="T12"> lo que permite iterar directamente sobre el, mientras que si queremos iterar sobre un </text:span><text:span text:style-name="Source_20_Text"><text:span text:style-name="T13">Object</text:span></text:span><text:span text:style-name="T12"> necesitamos obtener primero las claves de alguna forma para después iterar sobre el.</text:span></text:p>
          <text:p text:style-name="P22"/>
        </text:list-item>
        <text:list-item>
          <text:p text:style-name="P21"><text:span text:style-name="T12">Un </text:span><text:span text:style-name="Source_20_Text"><text:span text:style-name="T13">Object</text:span></text:span><text:span text:style-name="T12"> tiene prototipo, por lo que hay claves por defecto en tu mapa que pueden colisionar con tus claves si no eres cuidadoso. En el estandard ES5 esto se puede evitar usando </text:span><text:span text:style-name="Source_20_Text"><text:span text:style-name="T13">mapa = Object.create(null)</text:span></text:span><text:span text:style-name="T12">, pero esto raramente se hace.</text:span></text:p>
        </text:list-item>
      </text:list>
      <text:p text:style-name="P7"/>
      <text:p text:style-name="P7"><text:s/></text:p>
      <text:p text:style-name="P7">2.Tanto los arrays javaScript como los Sets permiten almacenar </text:p>
      <text:p text:style-name="P7">elementos. Indica la diferencia entre ambos. </text:p>
      <text:p text:style-name="P7"><text:s/></text:p>
      <text:p text:style-name="P6"><text:bookmark text:name="tw-target-text"/><text:span text:style-name="T6">Una de las mayores diferencias es que los elementos en </text:span><text:span text:style-name="T7">un </text:span><text:span text:style-name="T6">Array pueden duplicarse, en </text:span><text:span text:style-name="T7">un </text:span><text:span text:style-name="T6">Set </text:span><text:span text:style-name="T7">estos son únicos. </text:span><text:span text:style-name="T5">Además, Array se considera como el tipo de estructura de datos de "colección </text:span><text:span text:style-name="T7">i</text:span><text:span text:style-name="T5">ndexada", mientras que Set se considera como "colección con clave".</text:span></text:p>
      <text:p text:style-name="P7"/>
      <text:p text:style-name="P7"><text:s/></text:p>
      <text:p text:style-name="P7">3.Responde con respecto a Map: <text:s/></text:p>
      <text:p text:style-name="P7"/>
      <text:p text:style-name="P7">Un conjunto de elementos de tipo: <text:s/></text:p>
      <text:p text:style-name="P2"><text:span text:style-name="T28">clave/valor, pueden ser objetos o valores primitivos.</text:span><text:span text:style-name="T36"> </text:span></text:p>
      <text:p text:style-name="P7"/>
      <text:p text:style-name="P7">Constructor admite como parámetros: <text:s/></text:p>
      <text:p text:style-name="P12">Iterable​,​ ​ cualquier otro objeto iterable​ cuyos <text:s/>elementos son pares clave-valor</text:p>
      <text:p text:style-name="P7"/>
      <text:p text:style-name="P7">Métodos para añadir: <text:s/></text:p>
      <text:p text:style-name="P14">set(key, value)​ .</text:p>
      <text:p text:style-name="P8"><text:s text:c="2"/></text:p>
      <text:p text:style-name="P7">Métodos para eliminar: <text:s/></text:p>
      <text:p text:style-name="P15">delete(key)</text:p>
      <text:p text:style-name="P13"><text:soft-page-break/>clear()​</text:p>
      <text:p text:style-name="P7"/>
      <text:p text:style-name="P7">Métodos para buscar: <text:s/></text:p>
      <text:p text:style-name="P15">get(key)</text:p>
      <text:p text:style-name="P5">entries()</text:p>
      <text:p text:style-name="P5">keys()</text:p>
      <text:p text:style-name="P5">has()</text:p>
      <text:p text:style-name="P3"><text:span text:style-name="T29">values()</text:span><text:span text:style-name="T36">​</text:span></text:p>
      <text:p text:style-name="P7"/>
      <text:p text:style-name="P7">Número de elementos: </text:p>
      <text:p text:style-name="P2"><text:span text:style-name="T29">s</text:span><text:span text:style-name="T28">ize</text:span><text:span text:style-name="T36"> </text:span></text:p>
      <text:p text:style-name="P7"><text:s/></text:p>
      <text:p text:style-name="P7">Se recorren mediante: <text:s/></text:p>
      <text:p text:style-name="P2"><text:span text:style-name="T37">f</text:span><text:span text:style-name="T36">orEach(callbackFn[, thisArg])​ </text:span></text:p>
      <text:p text:style-name="P7"><text:s/></text:p>
      <text:p text:style-name="P7"><text:s/></text:p>
      <text:p text:style-name="P7">5.Responde con respecto a Set: </text:p>
      <text:p text:style-name="P7">Un conjunto de elementos de tipo: </text:p>
      <text:p text:style-name="P16">P​ermite almacenar valores únicos de cualquier tipo, incluso valores </text:p>
      <text:p text:style-name="P16">primitivos u objetos de referencia. </text:p>
      <text:p text:style-name="P4"/>
      <text:p text:style-name="P7">Constructor admite como parámetros: <text:s/></text:p>
      <text:p text:style-name="P1"><text:span text:style-name="T31">iterable</text:span><text:span text:style-name="T32">​, </text:span><text:span text:style-name="T10">Si un </text:span><text:a xlink:type="simple" xlink:href="https://developer.mozilla.org/en-US/docs/Web/JavaScript/Reference/Statements/for...of" text:style-name="Internet_20_link" text:visited-style-name="Visited_20_Internet_20_Link"><text:span text:style-name="T8">objeto iterable </text:span></text:a><text:span text:style-name="T10">es pasado, todos sus elementos serán añadidos al nuevo Set. Si no se especifica este parámetro, o si su valor es </text:span><text:span text:style-name="Source_20_Text"><text:span text:style-name="T11">null,</text:span></text:span><text:span text:style-name="T14"> </text:span><text:span text:style-name="T10">el nuevo </text:span><text:span text:style-name="Source_20_Text"><text:span text:style-name="T11">Set</text:span></text:span><text:span text:style-name="T14"> </text:span><text:span text:style-name="T10">estará vacío.</text:span></text:p>
      <text:p text:style-name="P19"/>
      <text:p text:style-name="P7">Métodos para añadir: </text:p>
      <text:p text:style-name="P15">add(value)​</text:p>
      <text:p text:style-name="P9"><text:s/></text:p>
      <text:p text:style-name="P7">Métodos para eliminar: </text:p>
      <text:p text:style-name="P16">delete(value)​ </text:p>
      <text:p text:style-name="P5"><text:span text:style-name="T38">c</text:span>lear()</text:p>
      <text:p text:style-name="P10"/>
      <text:p text:style-name="P7">Métodos para buscar: </text:p>
      <text:p text:style-name="P5">entries()</text:p>
      <text:p text:style-name="P5">keys()</text:p>
      <text:p text:style-name="P5">has(value)</text:p>
      <text:p text:style-name="P3"><text:span text:style-name="T29">values()</text:span><text:span text:style-name="T36">​</text:span></text:p>
      <text:p text:style-name="P7"/>
      <text:p text:style-name="P7">Número de elementos: </text:p>
      <text:p text:style-name="P2"><text:span text:style-name="T28">size</text:span><text:span text:style-name="T36">​</text:span></text:p>
      <text:p text:style-name="P7"><text:s/></text:p>
      <text:p text:style-name="P7">Se recorren mediante: </text:p>
      <text:p text:style-name="P2"><text:span text:style-name="T28">forEach(callbackFn[, thisArg])​</text:span><text:span text:style-name="T36"> <text:s/></text:span></text:p>
      <text:p text:style-name="P7"><text:s/></text:p>
      <text:p text:style-name="P7"><text:soft-page-break/>8.Responde con respecto a WeakSet: </text:p>
      <text:p text:style-name="P7">Un conjunto de elementos de tipo: <text:s/></text:p>
      <text:p text:style-name="P5"><text:span text:style-name="T38">O</text:span>bject</text:p>
      <text:p text:style-name="P7"><text:s/></text:p>
      <text:p text:style-name="P7">Constructor admite como parámetros: <text:s text:c="2"/></text:p>
      <text:p text:style-name="P2"><text:span text:style-name="T36">iterable​, </text:span><text:span text:style-name="T28">si un objeto iterable es pasado, todos sus elementos se </text:span></text:p>
      <text:p text:style-name="P16">agregaran al nuevo WeakSet. null es tratado como undefined. </text:p>
      <text:p text:style-name="P4"/>
      <text:p text:style-name="P7">Métodos para añadir: <text:s/></text:p>
      <text:p text:style-name="P7"><text:span text:style-name="T27">add(value)</text:span>​</text:p>
      <text:p text:style-name="P7"/>
      <text:p text:style-name="P7">Métodos para eliminar: <text:s/></text:p>
      <text:p text:style-name="P16">delete(value)​</text:p>
      <text:p text:style-name="P10"/>
      <text:p text:style-name="P7">Métodos para buscar: </text:p>
      <text:p text:style-name="P16">has(value)</text:p>
      <text:p text:style-name="P7"/>
      <text:p text:style-name="P2"><text:span text:style-name="T36">Número de elementos: </text:span></text:p>
      <text:p text:style-name="P11"/>
      <text:p text:style-name="P7">Si dos elementos son iguales: </text:p>
      <text:p text:style-name="P7"><text:s/></text:p>
      <text:p text:style-name="P7">Se recorren mediante: </text:p>
      <text:p text:style-name="P7"><text:s/></text:p>
      <text:p text:style-name="P7">11.Indica la desventaja de realizar esta modificación sobre el objeto </text:p>
      <text:p text:style-name="P16">wS = new WeakSet(); <text:s/></text:p>
      <text:p text:style-name="P16">wS.add({numero: 1}); </text:p>
      <text:p text:style-name="P7"><text:s/></text:p>
      <text:p text:style-name="P16">Las referencias a objetos en la colección se mantienen débilmente.. Si </text:p>
      <text:p text:style-name="P16">ya no hay otra referencia a un objeto almacenado en el WeakSet, ellos </text:p>
      <text:p text:style-name="P16">pueden ser removidos por el recolector de basura. Esto también </text:p>
      <text:p text:style-name="P16">significa que no hay ninguna lista de objetos almacenados en la </text:p>
      <text:p text:style-name="P16">colección. </text:p>
      <text:p text:style-name="P7"><text:s/></text:p>
      <text:p text:style-name="P7">12.Responde verdadero falso: </text:p>
      <text:p text:style-name="P7">Tanto WeakSet como Set almacenan valores únicos. </text:p>
      <text:p text:style-name="P7">VERDADERO </text:p>
      <text:p text:style-name="P7"/>
      <text:p text:style-name="P7">WeakSet sólo almacena Objetos. </text:p>
      <text:p text:style-name="P7">VERDADERO </text:p>
      <text:p text:style-name="P7"/>
      <text:p text:style-name="P7">La estructura Set autoelimina los objetos que no tienen referencia. </text:p>
      <text:p text:style-name="P7">FALSO </text:p>
      <text:p text:style-name="P7"><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x-locale-body, sans-serif"/>
    <style:font-face style:name="Lohit Devanagari1" svg:font-family="'Lohit Devanagari'"/>
    <style:font-face style:name="consolas" svg:font-family="consolas, 'Liberation Mono', courier, monospace"/>
    <style:font-face style:name="inherit" svg:font-family="inherit"/>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Liberation Sans1"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Liberation Sans1"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Liberation Sans1" style:font-family-asian="'Liberation Sans'"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Liberation Sans1" style:font-family-asian="'Liberation Sans'"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4T19:32:52.195151042</meta:creation-date>
    <dc:date>2018-11-14T11:10:24.833033065</dc:date>
    <meta:editing-duration>PT20M19S</meta:editing-duration>
    <meta:editing-cycles>12</meta:editing-cycles>
    <meta:generator>LibreOffice/6.1.1.2$Linux_X86_64 LibreOffice_project/5d19a1bfa650b796764388cd8b33a5af1f5baa1b</meta:generator>
    <meta:document-statistic meta:table-count="0" meta:image-count="0" meta:object-count="0" meta:page-count="3" meta:paragraph-count="98" meta:word-count="442" meta:character-count="3336" meta:non-whitespace-character-count="2509"/>
  </office:meta>
</office:document-meta>
</file>